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enlo, 'Deja Vu Sans Mono', 'Bitstream Vera Sans Mono', monospace"/>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4pt" officeooo:rsid="000f87fe" officeooo:paragraph-rsid="000f87fe" style:font-size-asian="14pt" style:font-size-complex="14pt"/>
    </style:style>
    <style:style style:name="P3" style:family="paragraph" style:parent-style-name="Standard">
      <style:text-properties fo:font-size="14pt" officeooo:rsid="00133e20" officeooo:paragraph-rsid="00133e20" style:font-size-asian="14pt" style:font-size-complex="14pt"/>
    </style:style>
    <style:style style:name="P4" style:family="paragraph" style:parent-style-name="Standard">
      <style:text-properties fo:font-size="14pt" officeooo:paragraph-rsid="00154389" style:font-size-asian="14pt" style:font-size-complex="14pt"/>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14pt" fo:font-weight="bold" officeooo:rsid="0013f679" officeooo:paragraph-rsid="00154389" style:font-size-asian="14pt" style:font-weight-asian="bold" style:font-size-complex="14pt" style:font-weight-complex="bold"/>
    </style:style>
    <style:style style:name="P7" style:family="paragraph" style:parent-style-name="Standard">
      <style:text-properties fo:font-size="14pt" fo:font-weight="bold" officeooo:paragraph-rsid="00154389" style:font-size-asian="14pt" style:font-weight-asian="bold" style:font-size-complex="14pt" style:font-weight-complex="bold"/>
    </style:style>
    <style:style style:name="P8" style:family="paragraph" style:parent-style-name="Standard">
      <style:text-properties officeooo:paragraph-rsid="00133e20"/>
    </style:style>
    <style:style style:name="P9" style:family="paragraph" style:parent-style-name="Text_20_body">
      <style:text-properties officeooo:paragraph-rsid="000f87fe"/>
    </style:style>
    <style:style style:name="P10" style:family="paragraph" style:parent-style-name="Text_20_body">
      <style:text-properties officeooo:rsid="000f87fe" officeooo:paragraph-rsid="000f87fe"/>
    </style:style>
    <style:style style:name="P11" style:family="paragraph" style:parent-style-name="Preformatted_20_Text">
      <style:text-properties fo:font-variant="normal" fo:text-transform="none" fo:color="#3e4349" style:font-name="Consolas" fo:letter-spacing="normal" fo:font-style="normal" fo:font-weight="normal" officeooo:paragraph-rsid="00133e20"/>
    </style:style>
    <style:style style:name="P12" style:family="paragraph" style:parent-style-name="Preformatted_20_Text">
      <style:text-properties fo:font-variant="normal" fo:text-transform="none" fo:color="#3e4349" style:font-name="Consolas" fo:font-size="14pt" fo:letter-spacing="normal" fo:font-style="normal" fo:font-weight="normal" officeooo:rsid="00133e20" officeooo:paragraph-rsid="00133e20" style:font-size-asian="14pt" style:font-size-complex="14pt"/>
    </style:style>
    <style:style style:name="P13" style:family="paragraph" style:parent-style-name="Preformatted_20_Text">
      <style:text-properties fo:font-variant="normal" fo:text-transform="none" fo:color="#3e4349" style:font-name="Consolas" fo:font-size="14pt" fo:letter-spacing="normal" fo:font-style="normal" fo:font-weight="bold" officeooo:rsid="00133e20" officeooo:paragraph-rsid="00133e20" style:font-size-asian="14pt" style:font-weight-asian="bold" style:font-size-complex="14pt" style:font-weight-complex="bold"/>
    </style:style>
    <style:style style:name="P14" style:family="paragraph" style:parent-style-name="Preformatted_20_Text">
      <style:text-properties officeooo:paragraph-rsid="00133e20"/>
    </style:style>
    <style:style style:name="P15" style:family="paragraph" style:parent-style-name="Standard">
      <style:text-properties fo:font-size="14pt" style:font-size-asian="14pt" style:font-size-complex="14pt"/>
    </style:style>
    <style:style style:name="P16" style:family="paragraph" style:parent-style-name="Standard" style:list-style-name="L1">
      <style:text-properties fo:font-size="14pt" style:font-size-asian="14pt" style:font-size-complex="14pt"/>
    </style:style>
    <style:style style:name="P17" style:family="paragraph" style:parent-style-name="Standard">
      <style:text-properties fo:font-size="14pt" officeooo:rsid="00159df3" officeooo:paragraph-rsid="00159df3" style:font-size-asian="14pt" style:font-size-complex="14pt"/>
    </style:style>
    <style:style style:name="P18" style:family="paragraph" style:parent-style-name="Standard">
      <style:text-properties fo:font-size="14pt" officeooo:paragraph-rsid="00159df3" style:font-size-asian="14pt" style:font-size-complex="14pt"/>
    </style:style>
    <style:style style:name="P19" style:family="paragraph" style:parent-style-name="Standard">
      <style:text-properties fo:font-size="14pt" officeooo:rsid="0016022f" officeooo:paragraph-rsid="0016022f" style:font-size-asian="14pt" style:font-size-complex="14pt"/>
    </style:style>
    <style:style style:name="P20" style:family="paragraph" style:parent-style-name="Standard">
      <style:text-properties fo:font-size="14pt" officeooo:rsid="0017a9d6" officeooo:paragraph-rsid="0017a9d6" style:font-size-asian="14pt" style:font-size-complex="14pt"/>
    </style:style>
    <style:style style:name="P21" style:family="paragraph" style:parent-style-name="Standard" style:list-style-name="L2">
      <style:text-properties fo:font-size="16pt" fo:font-weight="bold" style:font-size-asian="16pt" style:font-weight-asian="bold" style:font-size-complex="16pt" style:font-weight-complex="bold"/>
    </style:style>
    <style:style style:name="P22" style:family="paragraph" style:parent-style-name="Standard" style:list-style-name="L3">
      <style:text-properties fo:font-size="16pt" fo:font-weight="bold" officeooo:paragraph-rsid="00154389" style:font-size-asian="16pt" style:font-weight-asian="bold" style:font-size-complex="16pt" style:font-weight-complex="bold"/>
    </style:style>
    <style:style style:name="P23" style:family="paragraph" style:parent-style-name="Standard" style:list-style-name="L4">
      <style:text-properties fo:font-size="16pt" fo:font-weight="bold" officeooo:rsid="000f87fe" officeooo:paragraph-rsid="000f87fe" style:font-size-asian="16pt" style:font-weight-asian="bold" style:font-size-complex="16pt" style:font-weight-complex="bold"/>
    </style:style>
    <style:style style:name="P24" style:family="paragraph" style:parent-style-name="Standard" style:list-style-name="L5">
      <style:text-properties fo:font-size="16pt" fo:font-weight="bold" style:font-size-asian="16pt" style:font-weight-asian="bold" style:font-size-complex="16pt" style:font-weight-complex="bold"/>
    </style:style>
    <style:style style:name="P25" style:family="paragraph" style:parent-style-name="Standard">
      <style:text-properties fo:color="#2b511a" fo:font-size="14pt" officeooo:rsid="0016022f" officeooo:paragraph-rsid="0016022f"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16022f" style:font-weight-asian="bold" style:font-weight-complex="bold"/>
    </style:style>
    <style:style style:name="T3" style:family="text">
      <style:text-properties fo:font-weight="bold" officeooo:rsid="00159df3" style:font-weight-asian="bold" style:font-weight-complex="bold"/>
    </style:style>
    <style:style style:name="T4" style:family="text">
      <style:text-properties officeooo:rsid="000f87fe"/>
    </style:style>
    <style:style style:name="T5" style:family="text">
      <style:text-properties officeooo:rsid="00112aa0"/>
    </style:style>
    <style:style style:name="T6" style:family="text">
      <style:text-properties officeooo:rsid="00126fa8"/>
    </style:style>
    <style:style style:name="T7" style:family="text">
      <style:text-properties officeooo:rsid="00133e20"/>
    </style:style>
    <style:style style:name="T8" style:family="text">
      <style:text-properties fo:font-size="14pt" style:font-size-asian="14pt" style:font-size-complex="14pt"/>
    </style:style>
    <style:style style:name="T9" style:family="text">
      <style:text-properties fo:font-size="14pt" officeooo:rsid="00133e20" style:font-size-asian="14pt" style:font-size-complex="14pt"/>
    </style:style>
    <style:style style:name="T10" style:family="text">
      <style:text-properties officeooo:rsid="00154389"/>
    </style:style>
    <style:style style:name="T11" style:family="text">
      <style:text-properties fo:font-size="16pt" fo:font-weight="bold" style:font-size-asian="16pt" style:font-weight-asian="bold" style:font-size-complex="16pt" style:font-weight-complex="bold"/>
    </style:style>
    <style:style style:name="T12" style:family="text">
      <style:text-properties fo:font-variant="normal" fo:text-transform="none" fo:color="#3e4349" style:font-name="Consolas" fo:font-size="14pt" fo:letter-spacing="normal" fo:font-style="normal" fo:font-weight="bold" style:font-size-asian="14pt" style:font-weight-asian="bold" style:font-size-complex="14pt" style:font-weight-complex="bold"/>
    </style:style>
    <style:style style:name="T13" style:family="text">
      <style:text-properties fo:font-variant="normal" fo:text-transform="none" fo:color="#3e4349" style:font-name="Consolas" fo:font-size="14pt" fo:letter-spacing="normal" fo:font-style="normal" fo:font-weight="bold" officeooo:rsid="00133e20" style:font-size-asian="14pt" style:font-weight-asian="bold" style:font-size-complex="14pt" style:font-weight-complex="bold"/>
    </style:style>
    <style:style style:name="T14" style:family="text">
      <style:text-properties officeooo:rsid="00159df3"/>
    </style:style>
    <style:style style:name="T15" style:family="text">
      <style:text-properties officeooo:rsid="0016022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0">Astazi am mai povestit cu Steluta legat de aplicatie si cred ca am mai ajuns la niste concluzii legate de ce mai este nevoie sa integram la ce avem deja</text:p>
      <text:p text:style-name="P17"/>
      <text:p text:style-name="P17">1. Este nevoie de inca o <text:span text:style-name="T1">modala</text:span> (poate) pentru a lasa utilizatorul sa adauge propriile categorii de carti.</text:p>
      <text:p text:style-name="P17"/>
      <text:p text:style-name="P17">2. Implementare <text:span text:style-name="T1">multiselect</text:span> pentru a alege mai mult de o optiune (spre ex in cazul limbii). In functie de nationalitatea cartii, ea poate spune povestea in 2, 3 limbi straine poate.</text:p>
      <text:p text:style-name="P1"/>
      <text:p text:style-name="P17">3. Este nevoie sa adaugam <text:span text:style-name="T15">un script de </text:span><text:span text:style-name="T2">instantiere a bazei de date</text:span><text:span text:style-name="T15"> care sa se aplice pentru tara si limba. </text:span></text:p>
      <text:p text:style-name="P17"/>
      <text:p text:style-name="P18"><text:span text:style-name="T14">4. Treaba cu </text:span><text:span text:style-name="T3">paginarea</text:span><text:span text:style-name="T14">, care s-ar putea face in Django fiindca este mult mai scalabil. Am povestit cu Stelut in seara asta. (aici nu e graba)</text:span></text:p>
      <text:p text:style-name="P18"/>
      <text:p text:style-name="P17">5. Dupa cum a inrebat si Cata, partea de <text:span text:style-name="T1">inregistrare</text:span> a utilizatorilor. Trebuie sa il intrebam ce ne sugereaza, banuiesc ca de asta a intrebat. Django are ceva predefinit cu ceva functii hash implementate.</text:p>
      <text:p text:style-name="P17"/>
      <text:p text:style-name="P19">6. A mai zis Stelut in observatii de partea cu baza de date. Daca este suficient sa folosim SQLite, cred ca trebuie sa ne mai documentam si aici. Partea buna este ca Django are rapper peste mai multe baze de date si pot fi adaugate din Settings in aplicatie.</text:p>
      <text:p text:style-name="P19"/>
      <text:p text:style-name="P19">7. Ar trebui sa facem si butonul de View pentru a putea sa ne ocupam apoi si de pagina de profil a utilizatorului.</text:p>
      <text:p text:style-name="P1"/>
      <text:p text:style-name="P25">Cz: 20.07.2020</text:p>
      <text:p text:style-name="P1">----------------------------------------------------------------------------------------------------</text:p>
      <text:p text:style-name="P1"/>
      <text:p text:style-name="P17"/>
      <text:p text:style-name="P20">+ daca nu e ok template-ul, sa facem modificarile necesare</text:p>
      <text:p text:style-name="P20"/>
      <text:p text:style-name="P20">+ Are intr-adevar niste probleme la partea de “responsive” de care a zis Denis ca se ocupa el ca stie unde ar putea fi problemele si o sa incerce sa le rezolve.</text:p>
      <text:p text:style-name="P20"/>
      <text:p text:style-name="P20">+ sa avem in vedere daca aplicatia trebuie sa fie in romana sau in engleza</text:p>
      <text:p text:style-name="P1"/>
      <text:p text:style-name="P1"/>
      <text:p text:style-name="P1"/>
      <text:p text:style-name="P1"/>
      <text:p text:style-name="P1"><text:soft-page-break/></text:p>
      <text:p text:style-name="P1"/>
      <text:p text:style-name="P1"/>
      <text:p text:style-name="P1"/>
      <text:p text:style-name="P1"/>
      <text:p text:style-name="P1"/>
      <text:p text:style-name="P1">Hello, noi am finalizat ce am discutat ultima oara la telefon, fiind necesare cateva modificari la implementarile mele si ale Stelutei dupa recomandarile lui Denis. Pe langa aceste modificari am creat un nou proiect fiindca am folosit un alt template de bootstrap si ar fi fost conflictul prea mare sa facem merge si am zis ca totusi e mai bine sa nu modificam peste ce am lucrat noi deja. </text:p>
      <text:p text:style-name="P1"/>
      <text:p text:style-name="P1">Daca nu vi se pare ok template-ul, sau ca ar avea nevoie de alte update-uri, discutam si vedem cu rezolvam. </text:p>
      <text:p text:style-name="P1"/>
      <text:p text:style-name="P1"/>
      <text:list xml:id="list2187040328" text:style-name="L1">
        <text:list-item>
          <text:p text:style-name="P16"><text:span text:style-name="T11">Integrari</text:span>:</text:p>
        </text:list-item>
      </text:list>
      <text:p text:style-name="P1"/>
      <text:p text:style-name="P1"><text:tab/>Pe (+) apare posibilitatea de a adauga o carte in baza de date</text:p>
      <text:p text:style-name="P1"/>
      <text:p text:style-name="P1">Baza de date:</text:p>
      <text:p text:style-name="P1"><text:tab/>Asa cum am discutat cu Steluta ultima oara, am facut clase diferite pentru Tara, Limba, categorii (topic), noi gandindu-ne la faptul ca relatiile dintre carte si aceste categorii sa fie ManyToMany si la ideea ca poate utilizatorii, la un moment dat vor dori sa isi adauge propriile categorii <text:span text:style-name="T5">(topic) </text:span>de carti. </text:p>
      <text:p text:style-name="P1"/>
      <text:p text:style-name="P1"/>
      <text:p text:style-name="P1">In modal, cel in care se adauga cartile, la campurile de Country si Language sunt <text:span text:style-name="T4">facute</text:span> cu posibilitate de autocomplete (autocomplete din baza de date), respectiv poate fiecare sa adauge un element fara sa se foloseasca de autocomplete (cu optiunea ca in spate sa se faca o verificare daca ceea ce a adaugat utilizatorul in campul respectiv sa faca parte din baza de date - adica sa fie valid- asta e ceva ce trebuie sa mai <text:s/>adaugam, aceasta conditie)</text:p>
      <text:p text:style-name="P1"/>
      <text:p text:style-name="P8"><text:span text:style-name="T9">La tabelul cu date va trebui sa adaptam functionalitatea cu Django pagination. In cazul in care va fi vorba de o baza de date foarte mare, client side-ul nu va mai face fata la fel de bine. Doc: </text:span><text:a xlink:type="simple" xlink:href="https://docs.djangoproject.com/en/3.0/topics/pagination/" text:style-name="Internet_20_link" text:visited-style-name="Visited_20_Internet_20_Link">https://docs.djangoproject.com/en/3.0/topics/pagination/</text:a> </text:p>
      <text:p text:style-name="P1"/>
      <text:p text:style-name="P1"/>
      <text:p text:style-name="P1"><text:span text:style-name="T1">"context-processors.py"</text:span> – <text:span text:style-name="T6">reprezinta o rutina care se apeleaza de fiecare data cand este accesata pagina web de django</text:span>. <text:span text:style-name="T6">Aici se adauga datele din baza de date de care avem nevoie tot timpul indiferent de view. Ca sa nu se faca return pe fiecare view in parte si sa <text:s/></text:span><text:soft-page-break/><text:span text:style-name="T6">se creeze o oarecare redundanta se scrie totul o sg data in context processors si el se ocupa de asta.</text:span></text:p>
      <text:p text:style-name="P1"/>
      <text:p text:style-name="P1"/>
      <text:list xml:id="list3954714462" text:style-name="L2">
        <text:list-item>
          <text:p text:style-name="P21">Integrarea cu Celery se poate observa astfel:</text:p>
        </text:list-item>
      </text:list>
      <text:p text:style-name="P1"><text:tab/></text:p>
      <text:p text:style-name="P1"><text:span text:style-name="T1">tasks.py </text:span>- un task in celery care trimite o notificare sub forma un<text:span text:style-name="T7">ui print</text:span> "Send Notification HEEEREEE" la o perioada de timp pe care o definim noi. <text:span text:style-name="T7">Se poate face reconfigurarea si crearea unor taskuri din localhost:8000/admin in sectiune Tasks</text:span></text:p>
      <text:p text:style-name="P1"/>
      <text:p text:style-name="P1"><text:span text:style-name="T1">celery.py </text:span>- modul in care se introduce serviciul de celery intr-un proiect de Django (standard)</text:p>
      <text:p text:style-name="P1"/>
      <text:p text:style-name="P1">in <text:span text:style-name="T1">settings.py </text:span>la INSTALLED_APPS este necesar <text:span text:style-name="T7">sa specificam</text:span> 'django_celery_beat' si CELERY_BROKER_URL = 'redis://localhost:6379/0' care <text:span text:style-name="T7">mentioneaza portul pe care lucreaza</text:span> serviciul de Redis <text:span text:style-name="T7">(6379), respectiv indexul pipeline-ului pe care se lucreaza (0).</text:span></text:p>
      <text:p text:style-name="P1"/>
      <text:p text:style-name="P1">De asemenea, in templates se regasesc <text:span text:style-name="T1">celerybeat-schedule.bak, celerybeat-schedule.dat, celerybeat-schedule.dir</text:span> care sunt utile serviciului de celery beat. <text:span text:style-name="T7">Se creaza automat de catre django.</text:span></text:p>
      <text:p text:style-name="P1"/>
      <text:p text:style-name="P1"/>
      <text:p text:style-name="P1"/>
      <text:list xml:id="list3291325110" text:style-name="L3">
        <text:list-item>
          <text:p text:style-name="P22">Instalare Celery se face astfel: <text:span text:style-name="T10">(pentru Linux)</text:span></text:p>
        </text:list-item>
      </text:list>
      <text:p text:style-name="P4"/>
      <text:p text:style-name="P6">sudo apt install redis</text:p>
      <text:p text:style-name="P7">pip install django_celery_beat</text:p>
      <text:p text:style-name="P7"/>
      <text:p text:style-name="P7"/>
      <text:p text:style-name="P1"/>
      <text:list xml:id="list3096181875" text:style-name="L4">
        <text:list-item>
          <text:p text:style-name="P23">Cum se verifica serviciul/ cum se porneste Scheduler-ul:</text:p>
        </text:list-item>
      </text:list>
      <text:p text:style-name="P2"><text:s/></text:p>
      <text:p text:style-name="P3">1. Se porneste workerul care preia sarcinile de la serviciul de scheduler</text:p>
      <text:p text:style-name="P12"/>
      <text:p text:style-name="P12">$ celery -A [project-name] worker –loglevel=info </text:p>
      <text:p text:style-name="P13">$ celery -A bookstore worker --loglevel=info</text:p>
      <text:p text:style-name="P12"/>
      <text:p text:style-name="P3">1. Se porneste serviciul de scheduler</text:p>
      <text:p text:style-name="P12"/>
      <text:p text:style-name="P11"><text:span text:style-name="T9">$ </text:span><text:span text:style-name="T8">celery -A [project-name] beat -l info -S django</text:span></text:p>
      <text:p text:style-name="P14"><text:soft-page-break/><text:span text:style-name="T13">$ </text:span><text:span text:style-name="T12">celery -A </text:span><text:span text:style-name="T13">bookstore</text:span><text:span text:style-name="T12"> beat -l info -S django</text:span></text:p>
      <text:p text:style-name="P2"/>
      <text:p text:style-name="P10">Documentatie:</text:p>
      <text:p text:style-name="P10"><text:a xlink:type="simple" xlink:href="https://django-celery-beat.readthedocs.io/en/latest/" text:style-name="Internet_20_link" text:visited-style-name="Visited_20_Internet_20_Link">https://django-celery-beat.readthedocs.io/en/latest/</text:a></text:p>
      <text:p text:style-name="P9"><text:a xlink:type="simple" xlink:href="https://docs.celeryproject.org/en/stable/userguide/periodic-tasks.html" text:style-name="Internet_20_link" text:visited-style-name="Visited_20_Internet_20_Link">https://docs.celeryproject.org/en/stable/userguide/periodic-tasks.html</text:a><text:line-break/></text:p>
      <text:p text:style-name="P1"/>
      <text:list xml:id="list2410564184" text:style-name="L5">
        <text:list-item>
          <text:p text:style-name="P24">Necesar de adaugat mai departe din punctul meu de vedere:</text:p>
        </text:list-item>
      </text:list>
      <text:p text:style-name="P1"><text:tab/>-&gt; <text:span text:style-name="T7">conditie de verificare a campurilor introduse in modala de add book</text:span></text:p>
      <text:p text:style-name="P1"><text:tab/>-&gt; formatare la campul de Datetime (aici pot sa ma ocup eu)</text:p>
      <text:p text:style-name="P1"><text:tab/>→<text:span text:style-name="T7"> adaptarea tabelului cu Django pagination</text:span></text:p>
      <text:p text:style-name="P1"><text:tab/>-&gt; la partea de afisare a cartilor, un [view] sau posibilitatea de a da click pe carte pentru a merge pe pagina de profil a cartii</text:p>
      <text:p text:style-name="P1"><text:tab/>-&gt; si apoi ce zicea Adi, pagina de profil a fiecarei carti in parte (nu stiu exact cum a gandit-o el sa fie aici) - din ce am discutat eu cu Stelut saptamana asta, ne gandeam ca partea de adaugare a unei poze sa se faca aici. Deci ca sugestie, un buton de adaugare poza. </text:p>
      <text:p text:style-name="P1"/>
      <text:p text:style-name="P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Menlo, 'Deja Vu Sans Mono', 'Bitstream Vera Sans Mono', monospace"/>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9T19:27:42.707113964</meta:creation-date>
    <dc:date>2020-07-21T00:59:19.047412014</dc:date>
    <meta:editing-duration>PT29M5S</meta:editing-duration>
    <meta:editing-cycles>11</meta:editing-cycles>
    <meta:generator>LibreOffice/6.0.7.3$Linux_X86_64 LibreOffice_project/00m0$Build-3</meta:generator>
    <meta:document-statistic meta:table-count="0" meta:image-count="0" meta:object-count="0" meta:page-count="4" meta:paragraph-count="48" meta:word-count="949" meta:character-count="5695" meta:non-whitespace-character-count="4778"/>
  </office:meta>
</office:document-meta>
</file>